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</office:automatic-styles>
  <office:body>
    <office:text>
      <text:tracked-changes text:track-changes="false"/>
      <text:p text:style-name="P1">Objetivo</text:p>
      <text:p text:style-name="P1">O presente projeto tem por objetivo a realização de um sistema de avaliação de candidatos por gameficação e Machine Learning.</text:p>
      <text:p text:style-name="P1"/>
      <text:p text:style-name="P1">Problemas sprint 01</text:p>
      <text:p text:style-name="P1">Os principais problemas encontrados na primeira sprint foram: Falta de clareza nas tarefas; Falta de comunicação entre os integrantes; Disperção do foco nos assuntos; Demora para subir arquivos no git.</text:p>
      <text:p text:style-name="P1"/>
      <text:p text:style-name="P1">Data de início do projeto: 22/04/2019</text:p>
      <text:p text:style-name="P1">Prazo Final para o projeto: 30/08/2019</text:p>
      <text:p text:style-name="P1">Prazo épico 1 (Avaliação de Currículo): 29/04/2019 - 21/06/2019</text:p>
      <text:p text:style-name="P2">Prazo épico 2 (Testes pontuados): 24/06/2019 - 19/07/2019</text:p>
      <text:p text:style-name="P2">Prazo épico 3 (Chatbot): 22/07/2019 - 16/08/2019</text:p>
      <text:p text:style-name="P2">Prazo validações e concerto de bugs: 19/08/2019 - 30/08/2019</text:p>
      <text:p text:style-name="P1">Prazo<text:s/>da sprint 01: 29/04/2019 - 10/05/2019</text:p>
      <text:p text:style-name="P1">Prazo<text:s/>da sprint 02: 13/05/2019 - 24/05/2019</text:p>
      <text:p text:style-name="P2">Prazo da sprint 03: 27/05/2019 - 07/06/2019</text:p>
      <text:p text:style-name="P2">Prazo da sprint 04: 10/06/2019 - 21/06/2019</text:p>
      <text:p text:style-name="P2">Prazo da sprint 05: 24/06/2019 - 05/07/2019</text:p>
      <text:p text:style-name="P2">Prazo da sprint 06: 08/07/2019 - 19/07/2019</text:p>
      <text:p text:style-name="P2">Prazo da sprint 07: 22/07/2019 - 03/08/2019</text:p>
      <text:p text:style-name="P2">Prazo da sprint 08: 05/08/2019 - 17/08/2019</text:p>
      <text:p text:style-name="P2">Prazo da sprint 09: 19/08/2019 - 30/08/2019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A1" style:display-name="A1" style:family="paragraph"/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ullet_20List" style:display-name="Bullet List" style:family="paragraph" style:list-style-name="L6">
      <style:text-properties fo:font-size="12.000000000000000pt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3</meta:editing-cycles>
    <dc:date>2019-05-17T09:54:43</dc:date>
    <meta:creation-date>2008-08-22T11:41:04</meta:creation-date>
    <dc:creator>Renan</dc:creator>
  </office:meta>
</office:document-meta>
</file>